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3.7272in"/>
    </style:style>
    <style:style style:name="co3" style:family="table-column">
      <style:table-column-properties fo:break-before="auto" style:column-width="0.5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nalogEVSE v2.0 BOM</text:p>
          </table:table-cell>
          <table:table-cell table:style-name="ce3" table:number-columns-repeated="1023"/>
        </table:table-row>
        <table:table-row table:style-name="ro1">
          <table:table-cell table:style-name="ce1"/>
          <table:table-cell table:style-name="ce3" table:number-columns-repeated="1023"/>
        </table:table-row>
        <table:table-row table:style-name="ro2">
          <table:table-cell office:value-type="string">
            <text:p>Value</text:p>
          </table:table-cell>
          <table:table-cell office:value-type="string">
            <text:p>Component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office:value-type="string">
            <text:p>3k3</text:p>
          </table:table-cell>
          <table:table-cell office:value-type="string">
            <text:p>R1, R2, R9, R1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5k6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10k</text:p>
          </table:table-cell>
          <table:table-cell office:value-type="string">
            <text:p>R4, R6, R10, R11, R15, R16, R1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4k7</text:p>
          </table:table-cell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k2</text:p>
          </table:table-cell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1M</text:p>
          </table:table-cell>
          <table:table-cell office:value-type="string">
            <text:p>R8, R14, R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56k</text:p>
          </table:table-cell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1k</text:p>
          </table:table-cell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330µF/35V</text:p>
          </table:table-cell>
          <table:table-cell office:value-type="string">
            <text:p>C1, C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100nF</text:p>
          </table:table-cell>
          <table:table-cell office:value-type="string">
            <text:p>C2, C3, C5, C8, C11, C12, C13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47µF/16V</text:p>
          </table:table-cell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20nF</text:p>
          </table:table-cell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22p</text:p>
          </table:table-cell>
          <table:table-cell office:value-type="string">
            <text:p>C9, C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N4148</text:p>
          </table:table-cell>
          <table:table-cell office:value-type="string">
            <text:p>D1, D2, D3, D6, D10, D1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string">
            <text:p>Zener 2,4V</text:p>
          </table:table-cell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Zener 7,5V</text:p>
          </table:table-cell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LED blue 3mm</text:p>
          </table:table-cell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LED green 3mm</text:p>
          </table:table-cell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LED red 3mm</text:p>
          </table:table-cell>
          <table:table-cell office:value-type="string">
            <text:p>D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LED yellow 3mm</text:p>
          </table:table-cell>
          <table:table-cell office:value-type="string">
            <text:p>D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BC337</text:p>
          </table:table-cell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BC557</text:p>
          </table:table-cell>
          <table:table-cell office:value-type="string">
            <text:p>Q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78L12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79L12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LM2901</text:p>
          </table:table-cell>
          <table:table-cell office:value-type="string">
            <text:p>U3, U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CD4060B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rystal 4.096 MHz</text:p>
          </table:table-cell>
          <table:table-cell office:value-type="string">
            <text:p>Y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nsformer 12V/2VA</text:p>
          </table:table-cell>
          <table:table-cell office:value-type="string">
            <text:p>T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00mA Fuse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Fuse holder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nector 2-pin</text:p>
          </table:table-cell>
          <table:table-cell office:value-type="string">
            <text:p>P1, P3, P4, P6, P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Connector 3-pin</text:p>
          </table:table-cell>
          <table:table-cell office:value-type="string">
            <text:p>P2, P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SUM([.C4:.C43])" office:value-type="float" office:value="62">
            <text:p>62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7/25/2018</text:date>, <text:time>21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25:55.829950492</meta:creation-date>
    <dc:date>2018-07-25T21:31:26</dc:date>
    <meta:editing-duration>PT3H24M41S</meta:editing-duration>
    <meta:editing-cycles>14</meta:editing-cycles>
    <meta:generator>OpenOffice/4.1.2$Unix OpenOffice.org_project/412m3$Build-9782</meta:generator>
    <dc:creator>Bernhard Walter</dc:creator>
    <meta:document-statistic meta:table-count="1" meta:cell-count="100" meta:object-count="0"/>
  </office:meta>
</office:document-meta>
</file>